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01ec" officeooo:paragraph-rsid="000001ec"/>
    </style:style>
    <style:style style:name="P2" style:family="paragraph" style:parent-style-name="Standard">
      <style:text-properties officeooo:rsid="00001ca8" officeooo:paragraph-rsid="00001ca8"/>
    </style:style>
    <style:style style:name="P3" style:family="paragraph" style:parent-style-name="Standard">
      <style:text-properties officeooo:rsid="00017b87" officeooo:paragraph-rsid="00017b87"/>
    </style:style>
    <style:style style:name="T1" style:family="text">
      <style:text-properties officeooo:rsid="00001ca8"/>
    </style:style>
    <style:style style:name="T2" style:family="text">
      <style:text-properties officeooo:rsid="00017b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Lieber Michi, liebe Swantje,</text:p>
      <text:p text:style-name="P1"/>
      <text:p text:style-name="P1">ich danke euch von ganzem Herzen, dass ihr so toll für mich Korrektur gelesen habt. Ihr wart der Hammer! So sorgfältig und genauso, wie ich meinen Text auch korrigiert hätte. Ich habe dabei sogar noch so viel gelernt – z.B. wie bei Latex das geschützte Leerzichen geht und ein paar falsch gelernte englische Konstruktion, die ihr mir konsequent immer wieder verbessert habt. Ich habe zum Schluss gar nicht mehr viel selbst am Stück lesen können, aber das war okay für mich, weil ich euch <text:span text:style-name="T2">so vertrauen kann.</text:span></text:p>
      <text:p text:style-name="P1">Ich bin so froh euch als Freunde zu haben und dass ich mich immer auf euch verlassen kann!</text:p>
      <text:p text:style-name="P1"/>
      <text:p text:style-name="P1">Macht euch einen schönen Abend im Kino – mit großer Portion Poporn! ;-)</text:p>
      <text:p text:style-name="P1"/>
      <text:p text:style-name="P1"/>
      <text:p text:style-name="P1"/>
      <text:p text:style-name="P1"/>
      <text:p text:style-name="P1"/>
      <text:p text:style-name="P1"/>
      <text:p text:style-name="P1"/>
      <text:p text:style-name="P1">Lieber Lars,</text:p>
      <text:p text:style-name="P1"/>
      <text:p text:style-name="P1">für eine Danksagung in der Arbeit hat die Zeit leider nicht mehr gereicht. Aber <text:span text:style-name="T1">bei dir möchte ich mich trotzdem nochmal ganz doll bedanken.</text:span></text:p>
      <text:p text:style-name="P2">Danke dafür, dass du mich so toll betreut hast, dass ich so viel von dir lernen durfte und dass deine Tür immer für mich offen stand. Ich bewundere deine Kompetenz und deine ruhige Art, die mir in vielen Momenten sehr geholfen haben :-)</text:p>
      <text:p text:style-name="P3">Dir und deiner Familie wünsche ich eine ganz schöne Weihnachtsze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9:29:26.527088180</meta:creation-date>
    <dc:date>2019-12-15T19:52:07.753804725</dc:date>
    <meta:editing-duration>PT12M30S</meta:editing-duration>
    <meta:editing-cycles>2</meta:editing-cycles>
    <meta:generator>LibreOffice/6.0.7.3$Linux_X86_64 LibreOffice_project/00m0$Build-3</meta:generator>
    <meta:document-statistic meta:table-count="0" meta:image-count="0" meta:object-count="0" meta:page-count="1" meta:paragraph-count="8" meta:word-count="199" meta:character-count="1150" meta:non-whitespace-character-count="957"/>
  </office:meta>
</office:document-meta>
</file>